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cm" svg:height="13.067cm" svg:x="2.5cm" svg:y="2.477cm">
          <draw:text-box>
            <text:p>1. 温度的常用国际单位是什么？用什么符号表示？</text:p>
            <text:p/>
            <text:p>2. 下面的描述是对是错</text:p>
            <text:p/>
            <text:p><text:tab/>a. 冰水混合物的温度是0摄氏度，沸水的温度是100摄氏度。</text:p>
            <text:p/>
            <text:p><text:tab/>b. 物质从固态变成液态的过程叫作融化。</text:p>
            <text:p/>
            <text:p><text:tab/>c. 物质从液态变为气态的过程叫作气化</text:p>
            <text:p/>
            <text:p>3. 晶体和非晶体的主要区别是什么？</text:p>
            <text:p/>
            <text:p>4. 为什么在高原要用高压锅做饭？</text:p>
            <text:p/>
            <text:p>5. 描述下列词汇定义</text:p>
            <text:p/>
            <text:p><text:tab/>熔化，凝固，汽化，液化，蒸发，升华，凝华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8M32S</meta:editing-duration>
    <meta:editing-cycles>7</meta:editing-cycles>
    <meta:generator>OpenOffice/4.1.15$Win32 OpenOffice.org_project/4115m2$Build-9813</meta:generator>
    <dc:date>2025-10-23T15:22:50.32</dc:date>
    <meta:document-statistic meta:object-count="24"/>
  </office:meta>
</office:document-meta>
</file>